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db25a" officeooo:paragraph-rsid="001db25a" style:font-weight-asian="bold" style:font-weight-complex="bold"/>
    </style:style>
    <style:style style:name="P2" style:family="paragraph" style:parent-style-name="Standard">
      <style:text-properties fo:font-weight="normal" officeooo:rsid="001dc5e3" officeooo:paragraph-rsid="001dc5e3" style:font-weight-asian="normal" style:font-weight-complex="normal"/>
    </style:style>
    <style:style style:name="P3" style:family="paragraph" style:parent-style-name="Standard">
      <style:text-properties fo:font-style="italic" fo:font-weight="normal" officeooo:rsid="001f84ca" officeooo:paragraph-rsid="001f84ca" style:font-style-asian="italic" style:font-weight-asian="normal" style:font-style-complex="italic" style:font-weight-complex="normal"/>
    </style:style>
    <style:style style:name="P4" style:family="paragraph" style:parent-style-name="Standard">
      <style:text-properties fo:font-style="italic" fo:font-weight="normal" officeooo:rsid="001fa1b7" officeooo:paragraph-rsid="001fa1b7" style:font-style-asian="italic" style:font-weight-asian="normal" style:font-style-complex="italic" style:font-weight-complex="normal"/>
    </style:style>
    <style:style style:name="P5" style:family="paragraph" style:parent-style-name="Standard">
      <style:text-properties fo:font-style="italic" fo:font-weight="normal" officeooo:rsid="001fa1b7" officeooo:paragraph-rsid="001fa1b7" style:font-style-asian="italic" style:font-weight-asian="normal" style:font-style-complex="italic" style:font-weight-complex="normal"/>
    </style:style>
    <style:style style:name="P6" style:family="paragraph" style:parent-style-name="Standard">
      <style:text-properties fo:font-style="italic" fo:font-weight="normal" officeooo:rsid="0021146c" officeooo:paragraph-rsid="0021146c" style:font-style-asian="italic" style:font-weight-asian="normal" style:font-style-complex="italic" style:font-weight-complex="normal"/>
    </style:style>
    <style:style style:name="P7" style:family="paragraph" style:parent-style-name="Standard">
      <style:text-properties fo:font-style="italic" fo:font-weight="normal" officeooo:rsid="0021146c" officeooo:paragraph-rsid="0022f81d" style:font-style-asian="italic" style:font-weight-asian="normal" style:font-style-complex="italic" style:font-weight-complex="normal"/>
    </style:style>
    <style:style style:name="P8" style:family="paragraph" style:parent-style-name="Standard">
      <style:text-properties fo:font-style="italic" fo:font-weight="normal" officeooo:rsid="0045d27f" officeooo:paragraph-rsid="0045d27f" style:font-style-asian="italic" style:font-weight-asian="normal" style:font-style-complex="italic" style:font-weight-complex="normal"/>
    </style:style>
    <style:style style:name="P9" style:family="paragraph" style:parent-style-name="Standard">
      <style:text-properties fo:font-style="italic" fo:font-weight="normal" officeooo:rsid="0047c8a3" officeooo:paragraph-rsid="0047c8a3" style:font-style-asian="italic" style:font-weight-asian="normal" style:font-style-complex="italic" style:font-weight-complex="normal"/>
    </style:style>
    <style:style style:name="P10" style:family="paragraph" style:parent-style-name="Standard">
      <style:text-properties fo:font-style="italic" fo:font-weight="bold" officeooo:rsid="00480328" officeooo:paragraph-rsid="00480328" style:font-style-asian="italic" style:font-weight-asian="bold" style:font-style-complex="italic" style:font-weight-complex="bold"/>
    </style:style>
    <style:style style:name="P11" style:family="paragraph" style:parent-style-name="Standard">
      <style:text-properties fo:font-style="normal" fo:font-weight="normal" officeooo:rsid="0024fae2" officeooo:paragraph-rsid="0024fae2" style:font-style-asian="normal" style:font-weight-asian="normal" style:font-style-complex="normal" style:font-weight-complex="normal"/>
    </style:style>
    <style:style style:name="P12" style:family="paragraph" style:parent-style-name="Standard">
      <style:text-properties fo:font-style="normal" fo:font-weight="normal" officeooo:rsid="0024fae2" officeooo:paragraph-rsid="002cf747" style:font-style-asian="normal" style:font-weight-asian="normal" style:font-style-complex="normal" style:font-weight-complex="normal"/>
    </style:style>
    <style:style style:name="P13" style:family="paragraph" style:parent-style-name="Standard">
      <style:text-properties fo:font-style="normal" fo:font-weight="normal" officeooo:rsid="0027aa68" officeooo:paragraph-rsid="0027aa68" style:font-style-asian="normal" style:font-weight-asian="normal" style:font-style-complex="normal" style:font-weight-complex="normal"/>
    </style:style>
    <style:style style:name="P14" style:family="paragraph" style:parent-style-name="Standard">
      <style:text-properties fo:font-style="normal" fo:font-weight="normal" officeooo:rsid="002ad3dc" officeooo:paragraph-rsid="002ad3dc" style:font-style-asian="normal" style:font-weight-asian="normal" style:font-style-complex="normal" style:font-weight-complex="normal"/>
    </style:style>
    <style:style style:name="P15" style:family="paragraph" style:parent-style-name="Standard">
      <style:text-properties fo:font-style="normal" fo:font-weight="normal" officeooo:rsid="002d24d2" officeooo:paragraph-rsid="002d24d2" style:font-style-asian="normal" style:font-weight-asian="normal" style:font-style-complex="normal" style:font-weight-complex="normal"/>
    </style:style>
    <style:style style:name="P16" style:family="paragraph" style:parent-style-name="Standard">
      <style:text-properties fo:font-style="normal" fo:font-weight="normal" officeooo:rsid="002f0659" officeooo:paragraph-rsid="002f0659" style:font-style-asian="normal" style:font-weight-asian="normal" style:font-style-complex="normal" style:font-weight-complex="normal"/>
    </style:style>
    <style:style style:name="P17" style:family="paragraph" style:parent-style-name="Standard">
      <style:text-properties fo:font-style="normal" fo:font-weight="normal" officeooo:rsid="0031f44a" officeooo:paragraph-rsid="0031f44a" style:font-style-asian="normal" style:font-weight-asian="normal" style:font-style-complex="normal" style:font-weight-complex="normal"/>
    </style:style>
    <style:style style:name="P18" style:family="paragraph" style:parent-style-name="Standard">
      <style:text-properties fo:font-style="normal" fo:font-weight="normal" officeooo:rsid="0034c822" officeooo:paragraph-rsid="0034c822" style:font-style-asian="normal" style:font-weight-asian="normal" style:font-style-complex="normal" style:font-weight-complex="normal"/>
    </style:style>
    <style:style style:name="P19" style:family="paragraph" style:parent-style-name="Standard">
      <style:text-properties fo:font-style="normal" fo:font-weight="normal" officeooo:rsid="00374729" officeooo:paragraph-rsid="00374729" style:font-style-asian="normal" style:font-weight-asian="normal" style:font-style-complex="normal" style:font-weight-complex="normal"/>
    </style:style>
    <style:style style:name="P20" style:family="paragraph" style:parent-style-name="Standard">
      <style:text-properties fo:font-style="normal" fo:font-weight="normal" officeooo:rsid="003dd536" officeooo:paragraph-rsid="003dd536" style:font-style-asian="normal" style:font-weight-asian="normal" style:font-style-complex="normal" style:font-weight-complex="normal"/>
    </style:style>
    <style:style style:name="P21" style:family="paragraph" style:parent-style-name="Standard">
      <style:text-properties fo:font-style="normal" fo:font-weight="normal" officeooo:rsid="0042e91a" officeooo:paragraph-rsid="0042e91a" style:font-style-asian="normal" style:font-weight-asian="normal" style:font-style-complex="normal" style:font-weight-complex="normal"/>
    </style:style>
    <style:style style:name="T1" style:family="text">
      <style:text-properties officeooo:rsid="0024fae2"/>
    </style:style>
    <style:style style:name="T2" style:family="text">
      <style:text-properties fo:font-style="italic" style:font-style-asian="italic" style:font-style-complex="italic"/>
    </style:style>
    <style:style style:name="T3" style:family="text">
      <style:text-properties fo:font-style="italic" officeooo:rsid="003076b2" style:font-style-asian="italic" style:font-style-complex="italic"/>
    </style:style>
    <style:style style:name="T4" style:family="text">
      <style:text-properties fo:font-style="italic" officeooo:rsid="00382d30" style:font-style-asian="italic" style:font-style-complex="italic"/>
    </style:style>
    <style:style style:name="T5" style:family="text">
      <style:text-properties fo:font-style="italic" officeooo:rsid="0044763e" style:font-style-asian="italic" style:font-style-complex="italic"/>
    </style:style>
    <style:style style:name="T6" style:family="text">
      <style:text-properties officeooo:rsid="00258b98"/>
    </style:style>
    <style:style style:name="T7" style:family="text">
      <style:text-properties officeooo:rsid="0027aa68"/>
    </style:style>
    <style:style style:name="T8" style:family="text">
      <style:text-properties officeooo:rsid="002941dd"/>
    </style:style>
    <style:style style:name="T9" style:family="text">
      <style:text-properties officeooo:rsid="002e07a4"/>
    </style:style>
    <style:style style:name="T10" style:family="text">
      <style:text-properties officeooo:rsid="00301cff"/>
    </style:style>
    <style:style style:name="T11" style:family="text">
      <style:text-properties officeooo:rsid="003076b2"/>
    </style:style>
    <style:style style:name="T12" style:family="text">
      <style:text-properties officeooo:rsid="0030d08d"/>
    </style:style>
    <style:style style:name="T13" style:family="text">
      <style:text-properties officeooo:rsid="003231db"/>
    </style:style>
    <style:style style:name="T14" style:family="text">
      <style:text-properties officeooo:rsid="00379df9"/>
    </style:style>
    <style:style style:name="T15" style:family="text">
      <style:text-properties officeooo:rsid="00382d30"/>
    </style:style>
    <style:style style:name="T16" style:family="text">
      <style:text-properties officeooo:rsid="003f0335"/>
    </style:style>
    <style:style style:name="T17" style:family="text">
      <style:text-properties officeooo:rsid="004476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Large Practical (2016-17) – Assignment 1</text:p>
      <text:p text:style-name="P1"/>
      <text:p text:style-name="P2">ARGUMENT 1: <text:span text:style-name="T1">REVOKING A PARKING TICKET</text:span></text:p>
      <text:p text:style-name="P2"/>
      <text:p text:style-name="P3">explanation:</text:p>
      <text:p text:style-name="P3"/>
      <text:p text:style-name="P12">This argument concerns attempting to revoke a parking ticket, based on propositions from various argumentation sources. There are three main arguments that attempt to revoke the ticket (revoking the ticket is scintilla, therefore if <text:span text:style-name="T2">any</text:span> of these arguments are true, then ticket will be revoked) which are that the parking was legal, the person charged with the ticket did not currently have possession of that car <text:span text:style-name="T6">or</text:span> there was an exception to the parking despite it being legal or illegal. </text:p>
      <text:p text:style-name="P12"/>
      <text:p text:style-name="P12"><text:span text:style-name="T7">The parking being legal has a scintilla proof of standard, where the arguments supporting it are:</text:span></text:p>
      <text:p text:style-name="P11"><text:span text:style-name="T7">1. the parking permit was valid, therefore it doesn’t matter if there were parking signs or not</text:span></text:p>
      <text:p text:style-name="P13">2. <text:span text:style-name="T8">there were no visible parking signs; the exception is if this cannot be proven by photo of missing parking signs</text:span></text:p>
      <text:p text:style-name="P14">The single argument for the parking being illegal is if there are visible parking signs and the permit is not valid. <text:span text:style-name="T12">A permit is valid if it was displayed at the time of parking.</text:span></text:p>
      <text:p text:style-name="P14"/>
      <text:p text:style-name="P15">The argument for owning the car is dialectical validity, so there must be one pro argument and no negatives – one negative will argue for the fact the car was not on the owner’s possession at the time of the ticket. <text:span text:style-name="T9">Owning the car is proved by having the correct licensing documents. If the car was either hired out to someone else or was stolen, the car ownership argument will fail.</text:span></text:p>
      <text:p text:style-name="P15"/>
      <text:p text:style-name="P16">The final argument to prove revoking a ticket is via a parking exception; <text:span text:style-name="T10">this is proven simply by there either being an emergency or the driver is a diplomat (diplomatic immunity). This argument is <text:s/>a preponderance proof of standard because </text:span><text:span text:style-name="T3">if </text:span><text:span text:style-name="T11">there were arguments for the parking </text:span><text:span text:style-name="T3">not</text:span><text:span text:style-name="T11"> being an exception, it would be necessary that the pros outweigh the cons by their assigned weights.</text:span></text:p>
      <text:p text:style-name="P14"/>
      <text:p text:style-name="P6">Interaction:</text:p>
      <text:p text:style-name="P6"/>
      <text:p text:style-name="P10">assumptions = {car_documents,</text:p>
      <text:p text:style-name="P10"><text:s text:c="4"/>photo_of_parking_signs,</text:p>
      <text:p text:style-name="P10"><text:s text:c="4"/>visible_parking_signs_not,</text:p>
      <text:p text:style-name="P10"><text:s text:c="4"/>permit_valid_not</text:p>
      <text:p text:style-name="P10"><text:s text:c="4"/>}</text:p>
      <text:p text:style-name="P6"/>
      <text:p text:style-name="P8">[parking_legal], ~[] =&gt; ticket_revoked</text:p>
      <text:p text:style-name="P8">[-own_car], ~[] =&gt; ticket_revoked</text:p>
      <text:p text:style-name="P8">[parking_exception], ~[] =&gt; ticket_revoked</text:p>
      <text:p text:style-name="P8">[car_documents], ~[car_hired_out, car_stolen] =&gt; own_car</text:p>
      <text:p text:style-name="P8">[car_hired_out], ~[] =&gt; -own_car</text:p>
      <text:p text:style-name="P8">[car_stolen], ~[] =&gt; -own_car</text:p>
      <text:p text:style-name="P8">[-permit_valid, visible_parking_signs], ~[] =&gt; -parking_legal</text:p>
      <text:p text:style-name="P8">[-visible_parking_signs], ~[photo_of_parking_signs_not] =&gt; parking_legal</text:p>
      <text:p text:style-name="P8">[permit_valid], ~[] =&gt; parking_legal</text:p>
      <text:p text:style-name="P8">[permit_displayed], ~[] =&gt; permit_valid</text:p>
      <text:p text:style-name="P8">[is_diplomat], ~[] =&gt; parking_exception</text:p>
      <text:p text:style-name="P8">[is_emergency], ~[] =&gt; parking_exception</text:p>
      <text:p text:style-name="P8">None</text:p>
      <text:p text:style-name="P8"/>
      <text:p text:style-name="P8">Calling acceptable(ticket_revoked)</text:p>
      <text:p text:style-name="P8"><text:soft-page-break/></text:p>
      <text:p text:style-name="P8"><text:s text:c="2"/>Calling meets_proof_standard(ticket_revoked, scintilla)</text:p>
      <text:p text:style-name="P8"/>
      <text:p text:style-name="P8"><text:s text:c="4"/>Calling applicable([parking_legal], ~[] =&gt; ticket_revoked)</text:p>
      <text:p text:style-name="P8"/>
      <text:p text:style-name="P8"><text:s text:c="6"/>Calling acceptable(parking_legal)</text:p>
      <text:p text:style-name="P8"/>
      <text:p text:style-name="P8"><text:s text:c="8"/>Calling meets_proof_standard(parking_legal, scintilla)</text:p>
      <text:p text:style-name="P8"/>
      <text:p text:style-name="P8"><text:s text:c="10"/>Calling applicable([-visible_parking_signs], ~[photo_of_parking_signs_not] =&gt; parking_legal)</text:p>
      <text:p text:style-name="P8"/>
      <text:p text:style-name="P8"><text:s text:c="12"/>Calling acceptable(photo_of_parking_signs_not)</text:p>
      <text:p text:style-name="P8"/>
      <text:p text:style-name="P8"><text:s text:c="14"/>Calling meets_proof_standard(photo_of_parking_signs_not, scintilla)</text:p>
      <text:p text:style-name="P8"><text:s text:c="14"/>meets_proof_standard(photo_of_parking_signs_not, scintilla)--&gt;False</text:p>
      <text:p text:style-name="P8"><text:s text:c="12"/>acceptable(photo_of_parking_signs_not)--&gt;False</text:p>
      <text:p text:style-name="P8"><text:s text:c="10"/>applicable([-visible_parking_signs], ~[photo_of_parking_signs_not] =&gt; parking_legal)--&gt;True</text:p>
      <text:p text:style-name="P8"><text:s text:c="8"/>meets_proof_standard(parking_legal, scintilla)--&gt;True</text:p>
      <text:p text:style-name="P8"><text:s text:c="6"/>acceptable(parking_legal)--&gt;True</text:p>
      <text:p text:style-name="P8"><text:s text:c="4"/>applicable([parking_legal], ~[] =&gt; ticket_revoked)--&gt;True</text:p>
      <text:p text:style-name="P8"><text:s text:c="2"/>meets_proof_standard(ticket_revoked, scintilla)--&gt;True</text:p>
      <text:p text:style-name="P8">acceptable(ticket_revoked)--&gt;True</text:p>
      <text:p text:style-name="P8">True</text:p>
      <text:p text:style-name="P2"/>
      <text:p text:style-name="P2">ARGUMENT 2:</text:p>
      <text:p text:style-name="P2"/>
      <text:p text:style-name="P4">explanation:</text:p>
      <text:p text:style-name="P4"/>
      <text:p text:style-name="P17">This argument is meant to emphasise the difficulties of obtaining a passport for those that have no direct affiliation with a country compared to those that are directly connected. <text:span text:style-name="T13">A citizenship is arguably given if one’s parents have citizenship or one meets an array of requirements. Citizenship is arguably not given if one has not demonstrated moral character.</text:span></text:p>
      <text:p text:style-name="P17"/>
      <text:p text:style-name="P18">Citizenship through parent’s having citizenship is self-explanatory and is either true/false on audience assumptions.</text:p>
      <text:p text:style-name="P18"/>
      <text:p text:style-name="P19">The second method for obtaining citizenship is through the proof of these propositions: <text:span text:style-name="T14">meeting eligible requirements, passing a test of language, passing a test of knowledge on the country and taking a oath of allegiance. The eligibility requirements are either </text:span><text:span text:style-name="T4">all </text:span><text:span text:style-name="T15">met or none of them are met (a single argument with all premises defining the requirements). These requirements are determined solely by the audience assumptions as they are merely true or false. Passing the language and knowledge tests is also down to the audience assumptions – if you can read and write and speak the language and know the relevant history and government facts then the tests are considered passed. </text:span></text:p>
      <text:p text:style-name="P4"/>
      <text:p text:style-name="P20">Despite passing the relevant premises for the pro-arguments for citizenship, this can be overthrown by a single con argument because the proof of standard is preponderant. <text:span text:style-name="T16">The con argument for citizenship is not demonstrating moral character, which is itself preponderant. Working a minimum number of years in the country is a pro for moral character, but committing a serious crime is a con for moral character; these are both weighed accordingly. If the weight of the con is equal to or more than the pro, then committing a serious crime will cause one to be ineligible for citizenship; if the </text:span><text:soft-page-break/><text:span text:style-name="T16">pro weight is more, than committing a serious crime will fail citizenship, but working a minimum number of years will amend this.</text:span></text:p>
      <text:p text:style-name="P20"/>
      <text:p text:style-name="P21">It is interesting to note that the 3 arguments for/against citizenship are weighted such that having parents with citizenship outweighs doing any serious crime or failing any tests (which wouldn’t need to be taken), <text:span text:style-name="T17">but if you </text:span><text:span text:style-name="T5">do </text:span><text:span text:style-name="T17">pass the tests and commit a serious crime, you will not be awarded citizenship unless you have worked a minimum years or your parents have citizenship. This outlines how imbalanced the process of citizenship assignment can be vastly imbalanced – those born within the country or with a connection are vastly biased to citizenships, whereas those without have many propositions against them when applying for citizenship.</text:span></text:p>
      <text:p text:style-name="P4"/>
      <text:p text:style-name="P7">Interaction:</text:p>
      <text:p text:style-name="P7"/>
      <text:p text:style-name="P10">assumptions = {meet_age_minimum,</text:p>
      <text:p text:style-name="P10"><text:s text:c="4"/>meet_permanent_residence_minimum,</text:p>
      <text:p text:style-name="P10"><text:s text:c="4"/>meet_physically_present_minimum,</text:p>
      <text:p text:style-name="P10"><text:s text:c="4"/>read_language,</text:p>
      <text:p text:style-name="P10"><text:s text:c="4"/>write_language,</text:p>
      <text:p text:style-name="P10"><text:s text:c="4"/>speak_language,</text:p>
      <text:p text:style-name="P10"><text:s text:c="4"/>know_history,</text:p>
      <text:p text:style-name="P10"><text:s text:c="4"/>know_government,</text:p>
      <text:p text:style-name="P10"><text:s text:c="4"/>take_oath_of_allegiance,</text:p>
      <text:p text:style-name="P10"><text:s text:c="4"/>commit_serious_crime,</text:p>
      <text:p text:style-name="P10"><text:s text:c="4"/>working_minimum}</text:p>
      <text:p text:style-name="P7"/>
      <text:p text:style-name="P9">[parents_have_citizenship], ~[] =&gt; give_citizenship</text:p>
      <text:p text:style-name="P9">[meet_eligibility_requirements, pass_knowledge_test, pass_language_test, take_oath_of_allegiance], ~[] =&gt; give_citizenship</text:p>
      <text:p text:style-name="P9">[-demonstrate_moral_character], ~[] =&gt; -give_citizenship</text:p>
      <text:p text:style-name="P9">[eligible_age, meet_physically_present_minimum], ~[] =&gt; meet_eligibility_requirements</text:p>
      <text:p text:style-name="P9">[read_english, speak_language, write_language], ~[] =&gt; pass_language_test</text:p>
      <text:p text:style-name="P9">[know_government, know_history], ~[] =&gt; pass_knowledge_test</text:p>
      <text:p text:style-name="P9">[commit_serious_crime], ~[] =&gt; -demonstrate_moral_character</text:p>
      <text:p text:style-name="P9">[working_minimum], ~[] =&gt; demonstrate_moral_character</text:p>
      <text:p text:style-name="P9">None</text:p>
      <text:p text:style-name="P9"/>
      <text:p text:style-name="P9">Calling acceptable(give_citizenship)</text:p>
      <text:p text:style-name="P9"/>
      <text:p text:style-name="P9"><text:s text:c="2"/>Calling meets_proof_standard(give_citizenship, preponderance)</text:p>
      <text:p text:style-name="P9"/>
      <text:p text:style-name="P9"><text:s text:c="4"/>Calling applicable([parents_have_citizenship], ~[] =&gt; give_citizenship)</text:p>
      <text:p text:style-name="P9"/>
      <text:p text:style-name="P9"><text:s text:c="6"/>Calling acceptable(parents_have_citizenship)</text:p>
      <text:p text:style-name="P9"/>
      <text:p text:style-name="P9"><text:s text:c="8"/>Calling meets_proof_standard(parents_have_citizenship, scintilla)</text:p>
      <text:p text:style-name="P9"><text:s text:c="8"/>meets_proof_standard(parents_have_citizenship, scintilla)--&gt;False</text:p>
      <text:p text:style-name="P9"><text:s text:c="6"/>acceptable(parents_have_citizenship)--&gt;False</text:p>
      <text:p text:style-name="P9"><text:s text:c="4"/>applicable([parents_have_citizenship], ~[] =&gt; give_citizenship)--&gt;False</text:p>
      <text:p text:style-name="P9"/>
      <text:p text:style-name="P9"><text:s text:c="4"/>Calling applicable([meet_eligibility_requirements, pass_knowledge_test, pass_language_test, take_oath_of_allegiance], ~[] =&gt; give_citizenship)</text:p>
      <text:p text:style-name="P9"/>
      <text:p text:style-name="P9"><text:soft-page-break/><text:s text:c="6"/>Calling acceptable(pass_knowledge_test)</text:p>
      <text:p text:style-name="P9"/>
      <text:p text:style-name="P9"><text:s text:c="8"/>Calling meets_proof_standard(pass_knowledge_test, scintilla)</text:p>
      <text:p text:style-name="P9"/>
      <text:p text:style-name="P9"><text:s text:c="10"/>Calling applicable([know_government, know_history], ~[] =&gt; pass_knowledge_test)</text:p>
      <text:p text:style-name="P9"><text:s text:c="10"/>applicable([know_government, know_history], ~[] =&gt; pass_knowledge_test)--&gt;True</text:p>
      <text:p text:style-name="P9"><text:s text:c="8"/>meets_proof_standard(pass_knowledge_test, scintilla)--&gt;True</text:p>
      <text:p text:style-name="P9"><text:s text:c="6"/>acceptable(pass_knowledge_test)--&gt;True</text:p>
      <text:p text:style-name="P9"/>
      <text:p text:style-name="P9"><text:s text:c="6"/>Calling acceptable(meet_eligibility_requirements)</text:p>
      <text:p text:style-name="P9"/>
      <text:p text:style-name="P9"><text:s text:c="8"/>Calling meets_proof_standard(meet_eligibility_requirements, scintilla)</text:p>
      <text:p text:style-name="P9"/>
      <text:p text:style-name="P9"><text:s text:c="10"/>Calling applicable([eligible_age, meet_physically_present_minimum], ~[] =&gt; meet_eligibility_requirements)</text:p>
      <text:p text:style-name="P9"><text:s text:c="10"/>applicable([eligible_age, meet_physically_present_minimum], ~[] =&gt; meet_eligibility_requirements)--&gt;True</text:p>
      <text:p text:style-name="P9"><text:s text:c="8"/>meets_proof_standard(meet_eligibility_requirements, scintilla)--&gt;True</text:p>
      <text:p text:style-name="P9"><text:s text:c="6"/>acceptable(meet_eligibility_requirements)--&gt;True</text:p>
      <text:p text:style-name="P9"/>
      <text:p text:style-name="P9"><text:s text:c="6"/>Calling acceptable(pass_language_test)</text:p>
      <text:p text:style-name="P9"/>
      <text:p text:style-name="P9"><text:s text:c="8"/>Calling meets_proof_standard(pass_language_test, scintilla)</text:p>
      <text:p text:style-name="P9"/>
      <text:p text:style-name="P9"><text:s text:c="10"/>Calling applicable([read_english, speak_language, write_language], ~[] =&gt; pass_language_test)</text:p>
      <text:p text:style-name="P9"><text:s text:c="10"/>applicable([read_english, speak_language, write_language], ~[] =&gt; pass_language_test)--&gt;True</text:p>
      <text:p text:style-name="P9"><text:s text:c="8"/>meets_proof_standard(pass_language_test, scintilla)--&gt;True</text:p>
      <text:p text:style-name="P9"><text:s text:c="6"/>acceptable(pass_language_test)--&gt;True</text:p>
      <text:p text:style-name="P9"><text:s text:c="4"/>applicable([meet_eligibility_requirements, pass_knowledge_test, pass_language_test, take_oath_of_allegiance], ~[] =&gt; give_citizenship)--&gt;True</text:p>
      <text:p text:style-name="P9"/>
      <text:p text:style-name="P9"><text:s text:c="4"/>Calling applicable([-demonstrate_moral_character], ~[] =&gt; -give_citizenship)</text:p>
      <text:p text:style-name="P9"/>
      <text:p text:style-name="P9"><text:s text:c="6"/>Calling acceptable(-demonstrate_moral_character)</text:p>
      <text:p text:style-name="P9"/>
      <text:p text:style-name="P9"><text:s text:c="8"/>Calling meets_proof_standard(-demonstrate_moral_character, preponderance)</text:p>
      <text:p text:style-name="P9"/>
      <text:p text:style-name="P9"><text:s text:c="10"/>Calling applicable([commit_serious_crime], ~[] =&gt; -demonstrate_moral_character)</text:p>
      <text:p text:style-name="P9"><text:s text:c="10"/>applicable([commit_serious_crime], ~[] =&gt; -demonstrate_moral_character)--&gt;True</text:p>
      <text:p text:style-name="P9"/>
      <text:p text:style-name="P9"><text:s text:c="10"/>Calling applicable([working_minimum], ~[] =&gt; demonstrate_moral_character)</text:p>
      <text:p text:style-name="P9"><text:s text:c="10"/>applicable([working_minimum], ~[] =&gt; demonstrate_moral_character)--&gt;True</text:p>
      <text:p text:style-name="P9"><text:s text:c="8"/>meets_proof_standard(-demonstrate_moral_character, preponderance)--&gt;False</text:p>
      <text:p text:style-name="P9"><text:s text:c="6"/>acceptable(-demonstrate_moral_character)--&gt;False</text:p>
      <text:p text:style-name="P9"><text:s text:c="4"/>applicable([-demonstrate_moral_character], ~[] =&gt; -give_citizenship)--&gt;False</text:p>
      <text:p text:style-name="P9"><text:s text:c="2"/>meets_proof_standard(give_citizenship, preponderance)--&gt;True</text:p>
      <text:p text:style-name="P9">acceptable(give_citizenship)--&gt;True</text:p>
      <text:p text:style-name="P9">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 Fussell</meta:initial-creator>
    <meta:creation-date>2016-10-13T11:34:05.546359298</meta:creation-date>
    <dc:date>2016-10-17T10:49:39.084607756</dc:date>
    <dc:creator>Levi Fussell</dc:creator>
    <meta:editing-duration>PT45M1S</meta:editing-duration>
    <meta:editing-cycles>46</meta:editing-cycles>
    <meta:generator>LibreOffice/4.3.7.2$Linux_X86_64 LibreOffice_project/430$Build-2</meta:generator>
    <meta:document-statistic meta:table-count="0" meta:image-count="0" meta:object-count="0" meta:page-count="4" meta:paragraph-count="115" meta:word-count="1045" meta:character-count="9856" meta:non-whitespace-character-count="8511"/>
  </office:meta>
</office:document-meta>
</file>